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nsolas" svg:font-family="Consolas"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Droid Sans" officeooo:rsid="0012815f" officeooo:paragraph-rsid="0012815f"/>
    </style:style>
    <style:style style:name="P2" style:family="paragraph" style:parent-style-name="Standard">
      <style:text-properties style:font-name="Droid Sans" officeooo:rsid="0012815f" officeooo:paragraph-rsid="001632a6"/>
    </style:style>
    <style:style style:name="P3" style:family="paragraph" style:parent-style-name="Standard">
      <style:text-properties style:font-name="Droid Sans" officeooo:rsid="0012815f" officeooo:paragraph-rsid="0012ac6c"/>
    </style:style>
    <style:style style:name="P4" style:family="paragraph" style:parent-style-name="Standard">
      <style:paragraph-properties fo:text-align="justify" style:justify-single-word="false"/>
      <style:text-properties style:font-name="Droid Sans" officeooo:rsid="0012815f" officeooo:paragraph-rsid="001632a6"/>
    </style:style>
    <style:style style:name="P5" style:family="paragraph" style:parent-style-name="Standard" style:list-style-name="L1">
      <style:text-properties style:font-name="Droid Sans" fo:font-weight="bold" officeooo:rsid="0012815f" officeooo:paragraph-rsid="0012815f" style:font-weight-asian="bold" style:font-weight-complex="bold"/>
    </style:style>
    <style:style style:name="P6" style:family="paragraph" style:parent-style-name="Standard">
      <style:paragraph-properties fo:text-align="center" style:justify-single-word="false"/>
      <style:text-properties style:font-name="Droid Sans" fo:font-size="14pt" fo:font-weight="bold" officeooo:rsid="0012815f" officeooo:paragraph-rsid="0012815f"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Droid Sans" fo:font-size="14pt" fo:font-weight="bold" officeooo:rsid="0012815f" officeooo:paragraph-rsid="0017964c"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Droid Sans" fo:font-size="14pt" fo:font-weight="bold" officeooo:rsid="0017964c" officeooo:paragraph-rsid="0017964c" style:font-size-asian="14pt" style:font-weight-asian="bold" style:font-size-complex="14pt" style:font-weight-complex="bold"/>
    </style:style>
    <style:style style:name="P9" style:family="paragraph" style:parent-style-name="Standard" style:list-style-name="L8">
      <style:paragraph-properties fo:text-align="justify" style:justify-single-word="false"/>
      <style:text-properties style:font-name="Droid Sans" fo:font-style="italic" officeooo:rsid="001e84c2" officeooo:paragraph-rsid="001e84c2" style:font-style-asian="italic" style:font-style-complex="italic"/>
    </style:style>
    <style:style style:name="P10" style:family="paragraph" style:parent-style-name="Standard" style:list-style-name="L8">
      <style:paragraph-properties fo:text-align="justify" style:justify-single-word="false"/>
      <style:text-properties style:font-name="Droid Sans" fo:font-style="italic" officeooo:rsid="001e84c2" officeooo:paragraph-rsid="001f3368" style:font-style-asian="italic" style:font-style-complex="italic"/>
    </style:style>
    <style:style style:name="P11" style:family="paragraph" style:parent-style-name="Standard">
      <style:paragraph-properties fo:text-align="justify" style:justify-single-word="false"/>
      <style:text-properties style:font-name="Droid Sans" fo:font-style="italic" officeooo:rsid="001e84c2" officeooo:paragraph-rsid="001e84c2" style:font-style-asian="italic" style:font-style-complex="italic"/>
    </style:style>
    <style:style style:name="P12" style:family="paragraph" style:parent-style-name="Standard">
      <style:paragraph-properties fo:text-align="justify" style:justify-single-word="false"/>
      <style:text-properties style:font-name="Droid Sans" fo:font-style="italic" officeooo:rsid="001e84c2" officeooo:paragraph-rsid="001f3368" style:font-style-asian="italic" style:font-style-complex="italic"/>
    </style:style>
    <style:style style:name="P13" style:family="paragraph" style:parent-style-name="Standard">
      <style:text-properties style:font-name="Droid Sans" fo:font-style="italic" fo:font-weight="normal" officeooo:rsid="0012815f" officeooo:paragraph-rsid="0012815f" style:font-style-asian="italic" style:font-weight-asian="normal" style:font-style-complex="italic" style:font-weight-complex="normal"/>
    </style:style>
    <style:style style:name="P14" style:family="paragraph" style:parent-style-name="Standard" style:list-style-name="L3">
      <style:text-properties style:font-name="Droid Sans" fo:font-style="italic" fo:font-weight="normal" officeooo:rsid="0012815f" officeooo:paragraph-rsid="0012815f"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Droid Sans" fo:font-style="normal" fo:font-weight="normal" officeooo:rsid="001b84aa" officeooo:paragraph-rsid="001b84aa"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Droid Sans" fo:font-style="normal" fo:font-weight="normal" officeooo:rsid="001bd42b" officeooo:paragraph-rsid="001bd42b"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Droid Sans" fo:font-style="normal" officeooo:rsid="001478b5" officeooo:paragraph-rsid="001478b5" style:font-style-asian="normal" style:font-style-complex="normal"/>
    </style:style>
    <style:style style:name="P18" style:family="paragraph" style:parent-style-name="Standard">
      <style:paragraph-properties fo:text-align="justify" style:justify-single-word="false"/>
      <style:text-properties style:font-name="Droid Sans" fo:font-style="normal" officeooo:rsid="001bd42b" officeooo:paragraph-rsid="001bd42b" style:font-style-asian="normal" style:font-style-complex="normal"/>
    </style:style>
    <style:style style:name="P19" style:family="paragraph" style:parent-style-name="Standard">
      <style:paragraph-properties fo:text-align="justify" style:justify-single-word="false"/>
      <style:text-properties style:font-name="Droid Sans" fo:font-style="normal" officeooo:rsid="001c18da" officeooo:paragraph-rsid="001c18da" style:font-style-asian="normal" style:font-style-complex="normal"/>
    </style:style>
    <style:style style:name="P20" style:family="paragraph" style:parent-style-name="Standard" style:list-style-name="L8">
      <style:paragraph-properties fo:text-align="justify" style:justify-single-word="false"/>
      <style:text-properties style:font-name="Droid Sans" fo:font-style="normal" officeooo:rsid="001e84c2" officeooo:paragraph-rsid="001e84c2" style:font-style-asian="normal" style:font-style-complex="normal"/>
    </style:style>
    <style:style style:name="P21" style:family="paragraph" style:parent-style-name="Standard">
      <style:paragraph-properties fo:text-align="justify" style:justify-single-word="false"/>
      <style:text-properties style:font-name="Droid Sans" fo:font-style="normal" officeooo:rsid="001e84c2" officeooo:paragraph-rsid="001e84c2" style:font-style-asian="normal" style:font-style-complex="normal"/>
    </style:style>
    <style:style style:name="P22" style:family="paragraph" style:parent-style-name="Standard">
      <style:paragraph-properties fo:text-align="justify" style:justify-single-word="false"/>
      <style:text-properties style:font-name="Droid Sans" officeooo:rsid="0012ac6c" officeooo:paragraph-rsid="0012ac6c"/>
    </style:style>
    <style:style style:name="P23" style:family="paragraph" style:parent-style-name="Standard">
      <style:text-properties style:font-name="Droid Sans" officeooo:rsid="001632a6" officeooo:paragraph-rsid="001632a6"/>
    </style:style>
    <style:style style:name="P24" style:family="paragraph" style:parent-style-name="Standard">
      <style:paragraph-properties fo:text-align="justify" style:justify-single-word="false"/>
      <style:text-properties style:font-name="Droid Sans" officeooo:rsid="001cd02a" officeooo:paragraph-rsid="001cd02a"/>
    </style:style>
    <style:style style:name="P25" style:family="paragraph" style:parent-style-name="Standard">
      <style:paragraph-properties fo:text-align="justify" style:justify-single-word="false"/>
      <style:text-properties style:font-name="Droid Sans" officeooo:rsid="001d0c3c" officeooo:paragraph-rsid="001d0c3c"/>
    </style:style>
    <style:style style:name="P26" style:family="paragraph" style:parent-style-name="Standard" style:list-style-name="L7">
      <style:paragraph-properties fo:text-align="justify" style:justify-single-word="false"/>
      <style:text-properties style:font-name="Droid Sans" officeooo:rsid="001d0c3c" officeooo:paragraph-rsid="001d0c3c"/>
    </style:style>
    <style:style style:name="P27" style:family="paragraph" style:parent-style-name="Standard">
      <style:text-properties style:font-name="Droid Sans" officeooo:rsid="001f3368" officeooo:paragraph-rsid="001f3368"/>
    </style:style>
    <style:style style:name="P28" style:family="paragraph" style:parent-style-name="Standard" style:list-style-name="L2">
      <style:text-properties style:font-name="Droid Serif" fo:font-style="italic" fo:font-weight="normal" officeooo:rsid="0012815f" officeooo:paragraph-rsid="0012815f" style:font-style-asian="italic" style:font-weight-asian="normal" style:font-style-complex="italic" style:font-weight-complex="normal"/>
    </style:style>
    <style:style style:name="P29" style:family="paragraph" style:parent-style-name="Standard" style:list-style-name="L4">
      <style:text-properties style:font-name="Droid Serif" fo:font-style="italic" officeooo:rsid="0012815f" officeooo:paragraph-rsid="0012815f" style:font-style-asian="italic" style:font-style-complex="italic"/>
    </style:style>
    <style:style style:name="P30" style:family="paragraph" style:parent-style-name="Standard">
      <style:text-properties style:font-name="Droid Serif" fo:font-style="italic" officeooo:rsid="0012815f" officeooo:paragraph-rsid="0012815f" style:font-style-asian="italic" style:font-style-complex="italic"/>
    </style:style>
    <style:style style:name="P31" style:family="paragraph" style:parent-style-name="Standard" style:list-style-name="L5">
      <style:text-properties style:font-name="Droid Serif" fo:font-style="italic" officeooo:rsid="0012815f" officeooo:paragraph-rsid="0012815f" style:font-style-asian="italic" style:font-style-complex="italic"/>
    </style:style>
    <style:style style:name="P32" style:family="paragraph" style:parent-style-name="Standard" style:list-style-name="L5">
      <style:text-properties style:font-name="Droid Serif" fo:font-style="italic" officeooo:rsid="0012815f" officeooo:paragraph-rsid="001632a6" style:font-style-asian="italic" style:font-style-complex="italic"/>
    </style:style>
    <style:style style:name="P33" style:family="paragraph" style:parent-style-name="Standard" style:list-style-name="L6">
      <style:text-properties style:font-name="Droid Serif" fo:font-style="italic" officeooo:rsid="0012815f" officeooo:paragraph-rsid="001632a6" style:font-style-asian="italic" style:font-style-complex="italic"/>
    </style:style>
    <style:style style:name="P34" style:family="paragraph" style:parent-style-name="Standard" style:list-style-name="L8">
      <style:text-properties style:font-name="Droid Serif" fo:font-style="italic" officeooo:rsid="0012815f" officeooo:paragraph-rsid="001e84c2" style:font-style-asian="italic" style:font-style-complex="italic"/>
    </style:style>
    <style:style style:name="P35" style:family="paragraph" style:parent-style-name="Standard">
      <style:paragraph-properties fo:text-align="justify" style:justify-single-word="false"/>
      <style:text-properties style:font-name="Droid Serif" fo:font-style="normal" officeooo:rsid="001f3368" officeooo:paragraph-rsid="001f3368" style:font-style-asian="normal" style:font-style-complex="normal"/>
    </style:style>
    <style:style style:name="T1" style:family="text">
      <style:text-properties officeooo:rsid="001478b5"/>
    </style:style>
    <style:style style:name="T2" style:family="text">
      <style:text-properties fo:font-style="italic" style:font-style-asian="italic" style:font-style-complex="italic"/>
    </style:style>
    <style:style style:name="T3" style:family="text">
      <style:text-properties officeooo:rsid="001632a6"/>
    </style:style>
    <style:style style:name="T4" style:family="text">
      <style:text-properties officeooo:rsid="001bd42b"/>
    </style:style>
    <style:style style:name="T5" style:family="text">
      <style:text-properties officeooo:rsid="001c18da"/>
    </style:style>
    <style:style style:name="T6" style:family="text">
      <style:text-properties officeooo:rsid="001d0c3c"/>
    </style:style>
    <style:style style:name="T7" style:family="text">
      <style:text-properties fo:font-style="normal" style:font-style-asian="normal" style:font-style-complex="normal"/>
    </style:style>
    <style:style style:name="T8" style:family="text">
      <style:text-properties fo:font-style="normal" officeooo:rsid="001f3368" style:font-style-asian="normal" style:font-style-complex="normal"/>
    </style:style>
    <style:style style:name="T9" style:family="text">
      <style:text-properties officeooo:rsid="001f3368"/>
    </style:style>
    <style:style style:name="T10" style:family="text">
      <style:text-properties fo:font-weight="bold" style:font-weight-asian="bold" style:font-weight-complex="bold"/>
    </style:style>
    <style:style style:name="T11" style:family="text">
      <style:text-properties officeooo:rsid="00215cbe"/>
    </style:style>
    <style:style style:name="T12" style:family="text">
      <style:text-properties officeooo:rsid="0022a75f"/>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CHA DE TRABAJO DE LA PELICULA EL METODO</text:p>
      <text:p text:style-name="P6"/>
      <text:p text:style-name="P8">Javier González Tello <text:s text:c="69"/>FOL 1ºH DAM</text:p>
      <text:p text:style-name="P7"/>
      <text:p text:style-name="P1"/>
      <text:list xml:id="list4599355569507991222" text:style-name="L1">
        <text:list-item>
          <text:p text:style-name="P5">RELACIONADAS CON LA VIDA REAL</text:p>
          <text:p text:style-name="P5"/>
        </text:list-item>
      </text:list>
      <text:p text:style-name="P1"/>
      <text:list xml:id="list7057551074857180010" text:style-name="L2">
        <text:list-item>
          <text:p text:style-name="P28">¿Piensas que existen personas con la misma personalidad y forma de actuar de cada uno de los personajes de la película? ¿Cuáles son las personalidades que te parecenmás productivas y por qué?</text:p>
        </text:list-item>
      </text:list>
      <text:p text:style-name="P13"/>
      <text:p text:style-name="P15">Me parecen algo exageradas, para ilustrar a priori a qué grupo de personalidad pertenece el <text:span text:style-name="T11">personaje</text:span> ( Julio como líder razonable pero idealista; Ana como persona que, aunque competente, presenta flaquezas explotables a nivel personal; Carlos como persona que suple carencias en sus argumentos o capacidad mediante carisma; Fernando, como buen líder pero orgulloso y poco diplomático; Enrique como persona con buenas titulaciones, pero insegura y traicionera; <text:span text:style-name="T4">Nieves, como persona competente, pero ambiciosa; Ricardo que a pesar de ser desconfiado y crítico, sabe colaborar y argumentar cuando es necesario), pero bastante representativas de cómo nos comportamos y regimos las personas realmente, <text:s/>ya que aunque no de forma tan marcada y clara, solemos encajar en estos tipos de perfiles.</text:span></text:p>
      <text:p text:style-name="P15"/>
      <text:p text:style-name="P16">A nivel empresarial creo que las personalidades más productivas a nivel empresarial, de forma individual, son las de Julio y la de Fernando. A pesar de que el idealismo de Julio ha causado problemas a su empresa, sus credenciales y capacidades me parecen las mejores del grupo. Fernando, aunque soez y conflictivo, puede llegar a ser realmente argumentativo cuando la situación lo requiere. Por eso creo que también sería un lider muy productivo, ya que además de sus capacidades, su personalidad puede resultar más efectiva en ciertas situaciones.</text:p>
      <text:p text:style-name="P16"/>
      <text:p text:style-name="P13"/>
      <text:list xml:id="list8278591272264912157" text:style-name="L3">
        <text:list-item>
          <text:p text:style-name="P14">¿Crees que este proceso se usa actualmente en las empresas (todo o en parte)? ¿Por qué?</text:p>
        </text:list-item>
      </text:list>
      <text:p text:style-name="P1"/>
      <text:p text:style-name="P22">Tras investigar el mencionado “<text:span text:style-name="T2">método Grönholm</text:span>” en la red, <text:span text:style-name="T1">parece </text:span>resulta<text:span text:style-name="T1">r</text:span> ser un método meramente inventado para la obra de teatro en la que posteriormente se basaría la película. No obstante, <text:span text:style-name="T1">parece haber levantado un gran interés en ámbitos relacionados con nuestra asignatura. Tras ver la película, creía que aunque no como tal, sí que se usaba la filosofía detrás de las pruebas (observar en situaciones reales la capacidad de liderazgo, poder monitorizar en tiempo real cómo piensa y se comporta el individuo bajo presión, la inteligencia emocional para aceptar críticas y “golpes bajos”, así como la capacidad de argumentación, tanto lógica, como carismática). Después de ver la repercusión que ha generado la película/obra, estoy seguro de que si no existía, se han intentado desarrollar e incorporar de algún modo metodologías similares, de forma más o menos fiel, pero con esa idea de trasfondo.</text:span></text:p>
      <text:p text:style-name="P22"/>
      <text:p text:style-name="P22"/>
      <text:p text:style-name="P22"/>
      <text:p text:style-name="P22"/>
      <text:p text:style-name="P3"><text:soft-page-break/></text:p>
      <text:list xml:id="list235331120156895" text:continue-list="list4599355569507991222" text:style-name="L1">
        <text:list-item>
          <text:p text:style-name="P5">RELACIONADAS CONTIGO MISMO</text:p>
          <text:p text:style-name="P5"/>
        </text:list-item>
      </text:list>
      <text:p text:style-name="P1"/>
      <text:list xml:id="list5098566655554913786" text:style-name="L4">
        <text:list-item>
          <text:p text:style-name="P29">¿Con qué personaje de la película te identificas? ¿Por qué?</text:p>
        </text:list-item>
      </text:list>
      <text:p text:style-name="P30"/>
      <text:p text:style-name="P17">He visto reflejados varios aspectos de mi en varios personajes (los nervios/indecisión de Enrique a pesar de la preparación; la capacidad de hacer dudar a los demás de Carlos; el enfoque “directo pero brutal” de Fernando…). Mis rasgos primordiales sin embargo, creo que se representan <text:span text:style-name="T4">mejor</text:span> en Julio o Ricardo: son los dos personajes, que <text:span text:style-name="T11">mejor saben ignorar sus</text:span> opiniones <text:span text:style-name="T4">para poder</text:span> razonar y tomar decisiones lógicamente argumentadas <text:span text:style-name="T4">en el contexto del grupo</text:span>. <text:span text:style-name="T4">Sin embargo, a pesar de esta capacidad de argumentar y trabajar en equipo, son bastante individualistas (por ejemplo el idealismo de Julio o la negación de Ricardo a ceder cierta información, a pesar de la “presión de grupo”) y saben diferenciar el ámbito personal del grupal.</text:span></text:p>
      <text:p text:style-name="P17"/>
      <text:list xml:id="list235331888058294" text:continue-numbering="true" text:style-name="L4">
        <text:list-header>
          <text:p text:style-name="P29"/>
        </text:list-header>
        <text:list-item>
          <text:p text:style-name="P29">Julio hace la siguiente pregunta al resto de los compañeros, ¿cuál sería tu respuesta?“¿Si la empresa os pidiera que hicierais algo ilegal lo haríais?” Razona tu respuesta.</text:p>
          <text:p text:style-name="P29"/>
        </text:list-item>
      </text:list>
      <text:p text:style-name="P18">La respuesta depende de la interrelación de los ámbitos legal y moral, así como la necesidad. Asumiendo que podemos ignorar este último aspecto (es decir, que no nos veremos forzados a tomar la decisión en pos a quedarnos sin trabajo y poder perjudicar a las personas que pudieran depender de nuestro sustento) hay que hacer un balance entre la cuestión <text:span text:style-name="T5">legal (tanto si estamos cómodos con el hecho de romper la ley, como si somos conscientes de las consecuencias que pueda acarrear), como con el moral (ya que se nos puede pedir algo que vaya en contra de lo que creemos).</text:span></text:p>
      <text:p text:style-name="P19">Para mi personalmente la legislación tendría poco valor, y tomaría la decisión según las consecuencias que acarreara hacia mi persona, siempre y cuando fuera coherente en mi ética.</text:p>
      <text:p text:style-name="P30"/>
      <text:list xml:id="list235332737544897" text:continue-numbering="true" text:style-name="L4">
        <text:list-header>
          <text:p text:style-name="P29"/>
        </text:list-header>
        <text:list-item>
          <text:p text:style-name="P29">Desde tu punto de vista, ¿Quién consideras que se merece conseguir el puesto de trabajo?</text:p>
        </text:list-item>
      </text:list>
      <text:p text:style-name="P30"/>
      <text:p text:style-name="P19">Yo creo que, teniendo en cuenta todo lo explicado en los apartados anteriores, me decantaría por Julio. Creo que es el que mejor balance tiene entre conocimientos y competencias personales. Me parece la persona que mejor dirijiría un equipo ya que, además de saber argumentar y escuchar propuestas, presenta bastante inteligencia emocional (aunque es cierto que en la situación final del ataque perdió un poco de credibilidad, creo que ha habido candidatos que han sabido lidiar peor con este estrés).</text:p>
      <text:p text:style-name="P19">El único problema que creo que se le puede encontrar es el idealismo, pero creo que una empresa competente no debería hacer algo ilegal de forma tan “descarada” (ya que, ignorando legalidad/ética, en la película se argumenta que la situación fue gestionada de forma pésima). Entonces, aunque si bien es cierto que los argumentos de “lealtad a la empresa” que se esgrimen en su contra <text:span text:style-name="T12">son válido</text:span>, en una situación real serían menos relevantes, puesto que se podrían paliar mediante una mejor gestión.</text:p>
      <text:p text:style-name="P19"/>
      <text:p text:style-name="P19"/>
      <text:p text:style-name="P30"/>
      <text:list xml:id="list235330844403806" text:continue-numbering="true" text:style-name="L4">
        <text:list-item>
          <text:p text:style-name="P29"><text:soft-page-break/>Si tú tuvieses que defenderte, como lo hacen los candidatos en la prueba del búnker, ¿cómo lo harías?</text:p>
          <text:p text:style-name="P29"/>
        </text:list-item>
      </text:list>
      <text:p text:style-name="P24">La verdad que es una situación peliaguda, porque creo que los argumentos van en dirección errónea. Por ejemplo, un argumento expuesto es la capacidad de tener hijos. A mí me parece casi irrelevante, porque la misma premisa del problema implica que no hay sustento para el grupo inicial, por lo que tener hijos dentro del búnker me parece mala idea. En el búnker se estarían 20 años, por lo que aún después de salir, asumiendo que el mundo es habitable (que en un ambiente posterior a una guerra nuclear puede fácilmente ser mucho asumir), Nieves estaría en el entorno de edad a la que a Ana se le ponían pegas como candidata ( y obviamente la situación de Ana pasaría al descarte automático). Esto hace que, aunque se dieran todas las circunstancias favorables (habitabilidad y algún búnker externo aislado), <text:span text:style-name="T6">la reproducción fuera en el mejor de los casos casi imposible.</text:span></text:p>
      <text:p text:style-name="P24"/>
      <text:p text:style-name="P25">Otro argumento es el esgrimido por Enrique es que “tiene conocimientos técnicos”. Aunque estos conocimientos serían extremadamente útiles, dudo mucho de la capacidad de él para llevarlos a cabo en el búnker, porque personalmente dudo que alguien que no haya tenido formación exhaustiva y experiencia previa, pudiera ejercer esas labores en un entorno tan aislado y sin bibliografía. Además, aunque creo que la idea de construir la radio es buena, hay que tener en cuenta que el búnker tendría una radio en el mejor de los casos, pero seguro que no tiene los materiales para fabricarla, por lo que prácticamente se llega a una situación con poca validez fuera del papel.</text:p>
      <text:p text:style-name="P25"/>
      <text:p text:style-name="P25">Sumando todo esto, a la hora de la selección intentaría argumentar de dos formas:</text:p>
      <text:p text:style-name="P25"/>
      <text:list xml:id="list3281380589830652036" text:style-name="L7">
        <text:list-item>
          <text:p text:style-name="P26">Argumentos lógicos como los expuestos anteriormente (es decir, que deberíamos centrarnos en intentar sobrevivir los 20 años de la forma mejor posible y con habilidades que realmente tengan utilidad en el día a día y que seamos capaces de demostrar<text:span text:style-name="T12">)</text:span>.</text:p>
          <text:p text:style-name="P26"/>
        </text:list-item>
        <text:list-item>
          <text:p text:style-name="P26">Estos argumentos los usaría además para confundir a los demás y minar la credibilidad <text:span text:style-name="T12">de otros </text:span>(por ejemplo dudar las capacidades técnicas de Enrique o la utilidad real de la capacidad de tener hijos) e intentaría desviar los argumentos de “¿por qué no echamos a Javier?” a “¿por qué no echamos a X?”. </text:p>
          <text:p text:style-name="P26"/>
        </text:list-item>
        <text:list-item>
          <text:p text:style-name="P26">Finalmente defendería mi permanencia “acusando” a Fernando, argumentando que es la persona más mayor y que en una convivencia larga, causaría más conflictos.</text:p>
        </text:list-item>
      </text:list>
      <text:p text:style-name="P1"/>
      <text:list xml:id="list235331002124942" text:continue-list="list235331120156895" text:style-name="L1">
        <text:list-item>
          <text:p text:style-name="P5">RELACIONADAS CON LA PELICULA</text:p>
          <text:p text:style-name="P5"/>
        </text:list-item>
      </text:list>
      <text:p text:style-name="P1"/>
      <text:list xml:id="list7356590377998417896" text:style-name="L5">
        <text:list-item>
          <text:p text:style-name="P31">Detalla los objetivos que crees que se pretenden con cada una de las pruebas que hemos visto en el proceso de selección</text:p>
          <text:p text:style-name="P31"/>
        </text:list-item>
      </text:list>
      <text:list xml:id="list3606846206630196734" text:style-name="L8">
        <text:list-item>
          <text:list>
            <text:list-item>
              <text:p text:style-name="P9">Prueba I) Repetición de papeleo</text:p>
              <text:p text:style-name="P9"/>
            </text:list-item>
          </text:list>
          <text:p text:style-name="P20">Me parece que lo más razonable es que esta prueba esté destinada a analizar la coherencia y observación al rellenar repetidamente documentos muy similares, <text:soft-page-break/>así como para hacer una valoración inicial de la personalidad (impaciencia, profesionalidad, carácter…)</text:p>
          <text:p text:style-name="P20"/>
          <text:list text:continue-numbering="true">
            <text:list-item>
              <text:p text:style-name="P9">Prueba II) <text:s/>Identificación del topo</text:p>
              <text:p text:style-name="P9"/>
            </text:list-item>
          </text:list>
          <text:p text:style-name="P20">Me parece que esta prueba, además de intentar medir habilidades como deducción, lógica y observación, tenía como fin principal general una situación inicial de estrés y desconfianza.</text:p>
          <text:p text:style-name="P34"/>
          <text:list text:continue-numbering="true">
            <text:list-item>
              <text:p text:style-name="P9">Prueba III) Elección de líder</text:p>
              <text:p text:style-name="P9"/>
            </text:list-item>
          </text:list>
          <text:p text:style-name="P20">Yo creo que la finalidad de esta prueba es, además de comprobar la habilidad de argumentar razonadamente el por qué ser lider, tambien se valoraría la capacidad de los demás a aceptar a candidatos mejores que nosotros.</text:p>
        </text:list-item>
      </text:list>
      <text:p text:style-name="P21"/>
      <text:list xml:id="list235332256725545" text:continue-numbering="true" text:style-name="L8">
        <text:list-item>
          <text:list>
            <text:list-item>
              <text:p text:style-name="P9">Prueba IV) Búnker</text:p>
            </text:list-item>
          </text:list>
        </text:list-item>
      </text:list>
      <text:p text:style-name="P11"><text:tab/><text:line-break/><text:tab/><text:span text:style-name="T7">Me parece de nuevo que estamos ante una prueba para medir la capacidad de <text:tab/>argumentación, especialmente para convencer a los demás.</text:span></text:p>
      <text:p text:style-name="P11"><text:span text:style-name="T7"/></text:p>
      <text:list xml:id="list235330979391283" text:continue-numbering="true" text:style-name="L8">
        <text:list-item>
          <text:list>
            <text:list-item>
              <text:p text:style-name="P10">Prueba V) <text:s/><text:span text:style-name="T9">Comida insípida</text:span></text:p>
            </text:list-item>
          </text:list>
        </text:list-item>
      </text:list>
      <text:p text:style-name="P12"/>
      <text:p text:style-name="P12"><text:tab/><text:span text:style-name="T8">La conclusión más inmediata es valorar las reacciones del individuo en situaciones <text:tab/>incómodas y su sinceridad.</text:span></text:p>
      <text:p text:style-name="P30"/>
      <text:p text:style-name="P30"/>
      <text:list xml:id="list235331540094454" text:continue-list="list7356590377998417896" text:style-name="L5">
        <text:list-item>
          <text:p text:style-name="P31">Utiliza tres adjetivos que te sirvan para trazar el perfil de cada uno de los candidatos (Julio, Nieves, Carlos, Ricardo, Ana, Fernando y Enrique).</text:p>
        </text:list-item>
      </text:list>
      <text:p text:style-name="P30"/>
      <text:p text:style-name="P35"><text:span text:style-name="T10">Julio</text:span>: competente, idealista, racional; <text:s text:c="3"/><text:span text:style-name="T10">Nieves</text:span>: profesional, sentimental, ambiciosa;</text:p>
      <text:p text:style-name="P35"><text:span text:style-name="T10">Carlos</text:span>: carismático, capaz, decidido; <text:tab/> <text:s/><text:tab/><text:tab/> <text:span text:style-name="T10">Ricardo</text:span>: certero, crítico, racional;</text:p>
      <text:p text:style-name="P35"><text:span text:style-name="T10">Ana</text:span>: emocional, amigable, insegura; <text:tab/> <text:s text:c="6"/><text:span text:style-name="T10">Fernando</text:span>: orgulloso, autoritario, soberbio;</text:p>
      <text:p text:style-name="P35"><text:span text:style-name="T10">Enrique</text:span>: nervioso, inseguro, traicionero.</text:p>
      <text:p text:style-name="P30"/>
      <text:p text:style-name="P30"/>
      <text:list xml:id="list235332565861505" text:continue-numbering="true" text:style-name="L5">
        <text:list-item>
          <text:p text:style-name="P32">A pesar de que el argumento de Carlos no parece muy fuerte, terminan expulsando a Ana, ¿a qué crees que se debe esta decisión?</text:p>
        </text:list-item>
      </text:list>
      <text:p text:style-name="P23"/>
      <text:p text:style-name="P4"><text:span text:style-name="T3">Ana siempre me ha dado la impresión de ser <text:s/>(o al menos sentirse) la persona menos capaz de la sala y, tras la discusión, creo que ha hecho patente esta inseguridad al esgrimirse contra ella la edad. Creo que esta incapacidad para camuflar sus emociones es lo que la descarta como una candidata apta para el puesto.</text:span></text:p>
      <text:p text:style-name="P4"/>
      <text:p text:style-name="P2"/>
      <text:list xml:id="list2480661124296841522" text:style-name="L6">
        <text:list-item>
          <text:p text:style-name="P33">¿A quién hubieses expulsado tu? Razona la respuesta.</text:p>
        </text:list-item>
      </text:list>
      <text:p text:style-name="P23"/>
      <text:p text:style-name="P27">Basándome en todo lo expuesto anteriormente, hubiera expulsado, o bien a Fernando por la problemática que puede generar su carácter autoritario y conflictivo, o bien a Ana por establecerse como el candidato más débi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nsolas" svg:font-family="Consolas"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7:03:35.585000000</meta:creation-date>
    <dc:date>2016-10-25T23:53:30.566000000</dc:date>
    <meta:editing-duration>PT30M11S</meta:editing-duration>
    <meta:editing-cycles>5</meta:editing-cycles>
    <meta:generator>LibreOffice/5.2.2.2$Windows_X86_64 LibreOffice_project/8f96e87c890bf8fa77463cd4b640a2312823f3ad</meta:generator>
    <meta:document-statistic meta:table-count="0" meta:image-count="0" meta:object-count="0" meta:page-count="4" meta:paragraph-count="60" meta:word-count="1692" meta:character-count="10338" meta:non-whitespace-character-count="8633"/>
  </office:meta>
</office:document-meta>
</file>